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192.88mm"/>
    </style:style>
    <style:style style:name="co3" style:family="table-column">
      <style:table-column-properties fo:break-before="auto" style:column-width="75.14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2017-2018">
      <style:table-properties table:display="true" style:writing-mode="lr-tb"/>
    </style:style>
    <style:style style:name="ce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-2018" table:style-name="ta1" table:print-ranges="'2017-2018'.A1:'2017-2018'.C49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1022" table:default-cell-style-name="ce3"/>
        <table:table-row table:style-name="ro1">
          <table:table-cell table:style-name="ce1"/>
          <table:table-cell table:style-name="ce1" office:value-type="string" calcext:value-type="string">
            <text:p>Sistemas Distribuídos 2018/19 - Meta 1</text:p>
          </table:table-cell>
          <table:table-cell table:style-name="ce1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Nome: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Número de Aluno:</text:p>
          </table:table-cell>
          <table:table-cell table:style-name="ce2" table:number-columns-repeated="1022"/>
        </table:table-row>
        <table:table-row table:style-name="ro3">
          <table:table-cell table:style-name="ce2" table:formula="of:=[.A5]+[.A20]+[.A27]+[.A33]" office:value-type="float" office:value="100" calcext:value-type="float">
            <text:p>100</text:p>
          </table:table-cell>
          <table:table-cell table:style-name="ce4" office:value-type="string" calcext:value-type="string">
            <text:p>Nota Final:</text:p>
          </table:table-cell>
          <table:table-cell table:style-name="ce2" table:formula="of:=[.C5]+[.C20]+[.C27]+[.C33]+[.C39]+[.C44]" office:value-type="float" office:value="100" calcext:value-type="float">
            <text:p>100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6:.A19])" office:value-type="float" office:value="46" calcext:value-type="float">
            <text:p>46</text:p>
          </table:table-cell>
          <table:table-cell table:style-name="ce5" office:value-type="string" calcext:value-type="string">
            <text:p>Requisitos Funcionais</text:p>
          </table:table-cell>
          <table:table-cell table:style-name="ce1" table:formula="of:=SUM([.C6:.C19])" office:value-type="float" office:value="46" calcext:value-type="float">
            <text:p>46</text:p>
          </table:table-cell>
          <table:table-cell table:style-name="ce1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Registar novo utilizador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ogin protegido com password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troduzir artistas, álbuns e músicas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Pesquisar álbuns por artista e por título de álbum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sultar detalhes de álbum (incluindo músicas e crítica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ditar detalhes de álbum (incluindo música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screver crítica sobre um álbum (com pontuação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sultar detalhes de artista (e.g., discografia, biografia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ar privilégios de editor a um utilizador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tificação imediata de privilégios de editor (on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tificação imediata de re-edição de descrição de álbum (on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ntrega posterior de notificações (off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Upload de ficheiro para associar a uma música existente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ilhar um ficheiro musical e permitir o respetivo download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21:.A26])" office:value-type="float" office:value="24" calcext:value-type="float">
            <text:p>24</text:p>
          </table:table-cell>
          <table:table-cell table:style-name="ce5" office:value-type="string" calcext:value-type="string">
            <text:p>Tratamento de Exceções</text:p>
          </table:table-cell>
          <table:table-cell table:style-name="ce1" table:formula="of:=SUM([.C21:.C26])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varia de um servidor RMI não tem qualquer efeito nos cliente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ão se perde/duplica músicas se os servidores RMI falharem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ço funciona desde que haja um servidor multicast disponíve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varias temporárias (&lt;30s) dos N servidores são invisíveis para cliente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são sempre processados por N&gt;=1 servidores multicast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de leitura são respondidos apenas por um servidor multicast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28:.A32])" office:value-type="float" office:value="20" calcext:value-type="float">
            <text:p>20</text:p>
          </table:table-cell>
          <table:table-cell table:style-name="ce5" office:value-type="string" calcext:value-type="string">
            <text:p>Failover</text:p>
          </table:table-cell>
          <table:table-cell table:style-name="ce1" table:formula="of:=SUM([.C28:.C32])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primário testa periodicamente o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m caso de avaria longa os clientes RMI ligam ao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secundário substitui o primário em caso de avaria long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failover é invisível para utilizadores (não perdem a sessão)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dor original, quando recupera, torna-se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34:.A38])" office:value-type="float" office:value="10" calcext:value-type="float">
            <text:p>10</text:p>
          </table:table-cell>
          <table:table-cell table:style-name="ce5" office:value-type="string" calcext:value-type="string">
            <text:p>Relatório</text:p>
          </table:table-cell>
          <table:table-cell table:style-name="ce1" table:formula="of:=SUM([.C34:.C38])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rquitetura de software detalhadamente descrita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UDP (protocolo multicast, etc.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talhes do funcionamento do servidor RMI (interface, javadocs, etc.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stribuição de tarefas pelos elementos do grupo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es de software (tabela com descrição + pass/fail de cada teste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table:style-name="ce1"/>
          <table:table-cell table:style-name="ce5" office:value-type="string" calcext:value-type="string">
            <text:p>Extra (até 5 pontos)</text:p>
          </table:table-cell>
          <table:table-cell table:style-name="ce1" table:formula="of:=SUM([.C40:.C43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Servidores multicast replicados mantêm os dados sincronizados (5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Balanceamento da carga dos servidores (3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STONITH nos servidores RMI (3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Outros (a propor pelos alunos)</text:p>
          </table:table-cell>
          <table:table-cell table:style-name="Default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Pontos Obrigatórios</text:p>
          </table:table-cell>
          <table:table-cell table:style-name="ce1" table:formula="of:=SUM([.C45:.C49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Default"/>
          <table:table-cell office:value-type="string" calcext:value-type="string">
            <text:p>Pontualidade (-10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O projeto corre distribuído por várias máquinas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Configuração não requer recompilação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A aplicação não apresenta erros/exceções/avarias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Código legível e bem comentado (-5)</text:p>
          </table:table-cell>
          <table:table-cell table:style-name="Default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No dia da defesa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Os estudantes chegam 15 minutos antes para prepararem tu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zem duas máquinas (e.g., dois portátei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1 corre 1 servidor multicast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2 corre 1 servidor multicast, 2 servidores RMI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á dados de teste (3 utilizadores, 3 álbuns e várias músicas)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2017-2018'.$A$1" table:cell-range-address="$'2017-2018'.$A$1:.$C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2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-00-0000</text:date>, <text:time style:data-style-name="N2" text:time-value="00:24:26.40880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2018" style:display-name="PageStyle_2017-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cides Fonseca</meta:initial-creator>
    <meta:creation-date>2012-10-17T10:28:10</meta:creation-date>
    <dc:date>2018-10-27T00:55:14.929059729</dc:date>
    <meta:generator>LibreOffice/6.1.2.1$Linux_X86_64 LibreOffice_project/10$Build-1</meta:generator>
    <meta:editing-duration>PT23M48S</meta:editing-duration>
    <meta:editing-cycles>2</meta:editing-cycles>
    <meta:print-date>2018-10-27T00:26:41.312023868</meta:print-date>
    <meta:document-statistic meta:table-count="1" meta:cell-count="1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